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3752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3752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cwifnouy0czp"/><text:line-break/>Name:______________________<text:tab/><text:tab/><text:tab/><text:tab/><text:tab/>Date:____________</text:p>
      <text:p text:style-name="P4"><text:bookmark text:name="_7jrt7mqev3c1"/><text:span text:style-name="T1">Quiz - Matchmaking</text:span></text:p>
      <text:list xml:id="list3917631852" text:style-name="WWNum2">
        <text:list-item>
          <text:p text:style-name="P1"><text:span text:style-name="T2">Researchers were able to identify fake accounts on dating applications with what accuracy? <text:line-break/><text:line-break/><text:line-break/><text:line-break/><text:line-break/><text:line-break/></text:span></text:p>
        </text:list-item>
        <text:list-item>
          <text:p text:style-name="P1"><text:span text:style-name="T2">What are some of the less obvious ways machine learning is being used in dating applications?<text:line-break/></text:span></text:p>
        </text:list-item>
      </text:list>
      <text:p text:style-name="P3"><text:span text:style-name="T2"><text:line-break/><text:line-break/></text:span></text:p>
      <text:p text:style-name="P3"><text:span text:style-name="T2"><text:line-break/></text:span></text:p>
      <text:list xml:id="list143719182448265" text:continue-numbering="true" text:style-name="WWNum2">
        <text:list-item>
          <text:p text:style-name="P1"><text:span text:style-name="T2">Before switching to a recommendation score, Tinder used an Elo scoring system. <text:s/>What is this?<text:line-break/><text:line-break/></text:span></text:p>
        </text:list-item>
      </text:list>
      <text:p text:style-name="Subtitle"><text:bookmark text:name="_18kyqjnk3e1y"/></text:p>
      <text:p text:style-name="Subtitle"><text:bookmark text:name="_8qcaq2cwlvad"/><text:line-break/>Name:______________________<text:tab/><text:tab/><text:tab/><text:tab/><text:tab/>Date:____________</text:p>
      <text:p text:style-name="P4"><text:bookmark text:name="_yg4mhgtgz05u"/><text:span text:style-name="T1">Quiz - Matchmaking</text:span></text:p>
      <text:list xml:id="list772657880" text:style-name="WWNum1">
        <text:list-item>
          <text:p text:style-name="P2"><text:span text:style-name="T2">Researchers were able to identify fake accounts on dating applications with what accuracy? <text:line-break/><text:line-break/><text:line-break/><text:line-break/><text:line-break/><text:line-break/></text:span></text:p>
        </text:list-item>
        <text:list-item>
          <text:p text:style-name="P2"><text:span text:style-name="T2">What are some of the less obvious ways machine learning is being used in dating applications?<text:line-break/><text:line-break/><text:line-break/><text:line-break/><text:line-break/><text:line-break/></text:span></text:p>
        </text:list-item>
        <text:list-item>
          <text:p text:style-name="P2"><text:span text:style-name="T2">Before switching to a recommendation score, Tinder used an Elo scoring system. <text:s/>What is this?<text:line-break/><text:line-break/></text:span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104" meta:character-count="728" meta:non-whitespace-character-count="600"/>
    <meta:generator>LibreOfficeDev/6.0.5.2$Linux_X86_64 LibreOffice_project/</meta:generator>
  </office:meta>
</office:document-meta>
</file>